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table:style-name="ce2"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rint all menu item on LCD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34:41.31037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17T11:38:46.671322526</dc:date>
    <meta:editing-duration>P11DT1H27M40S</meta:editing-duration>
    <meta:editing-cycles>52</meta:editing-cycles>
    <meta:document-statistic meta:table-count="1" meta:cell-count="98" meta:object-count="0"/>
  </office:meta>
</office:document-meta>
</file>